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fill-color="#00cc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9900ff" draw:marker-end="Arrow" draw:marker-end-width="0.3cm" draw:fill="none" draw:fill-color="#00ccff" draw:textarea-vertical-align="middle"/>
    </style:style>
    <style:style style:name="gr5" style:family="graphic" style:parent-style-name="objectwithoutfill">
      <style:graphic-properties svg:stroke-color="#66ffff" draw:marker-end="Arrow" draw:marker-end-width="0.3cm" draw:fill="none" draw:fill-color="#00cc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gr7" style:family="graphic" style:parent-style-name="standard">
      <style:graphic-properties svg:stroke-color="#66ffff" draw:marker-start="Arrow" draw:marker-start-width="0.3cm" draw:marker-end="Arrow" draw:marker-end-width="0.3cm" draw:fill="none" draw:fill-color="#00cc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01cm"/>
    </style:style>
    <style:style style:name="gr9" style:family="graphic" style:parent-style-name="standard">
      <style:graphic-properties svg:stroke-color="#9900ff" draw:marker-start="Arrow" draw:marker-start-width="0.3cm" draw:fill="none" draw:fill-color="#00ccff" draw:textarea-vertical-align="middle"/>
    </style:style>
    <style:style style:name="gr10" style:family="graphic" style:parent-style-name="standard">
      <style:graphic-properties svg:stroke-color="#66ffff" draw:marker-start="Arrow" draw:marker-start-width="0.3cm" draw:fill="none" draw:fill-color="#00ccff" draw:textarea-vertical-align="middle"/>
    </style:style>
    <style:style style:name="gr11" style:family="graphic" style:parent-style-name="objectwithoutfill">
      <style:graphic-properties svg:stroke-color="#66ffff" draw:fill="none" draw:fill-color="#00ccff" draw:textarea-vertical-align="middle"/>
    </style:style>
    <style:style style:name="gr12" style:family="graphic" style:parent-style-name="objectwithoutfill">
      <style:graphic-properties svg:stroke-color="#9900ff" draw:fill="none" draw:fill-color="#00cc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objectwithoutfill">
      <style:graphic-properties svg:stroke-color="#66ffff" draw:fill="none" draw:textarea-vertical-align="middle"/>
    </style:style>
    <style:style style:name="gr15" style:family="graphic" style:parent-style-name="objectwithoutfill">
      <style:graphic-properties svg:stroke-color="#9900ff" draw:fill="none" draw:textarea-vertical-align="middle"/>
    </style:style>
    <style:style style:name="gr16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66ffff" draw:marker-end="Arrow" draw:marker-end-width="0.3cm" draw:fill="none" draw:textarea-vertical-align="middle"/>
    </style:style>
    <style:style style:name="gr18" style:family="graphic">
      <style:graphic-properties svg:stroke-color="#000000" draw:fill="none" draw:fill-color="#00ccff" draw:textarea-horizontal-align="justify" draw:textarea-vertical-align="middle" draw:auto-grow-height="false"/>
    </style:style>
    <style:style style:name="gr19" style:family="graphic">
      <style:graphic-properties svg:stroke-color="#000000" draw:fill="none" draw:fill-color="#ffffff" draw:textarea-horizontal-align="justify" draw:textarea-vertical-align="middle" draw:auto-grow-height="false"/>
    </style:style>
    <style:style style:name="gr20" style:family="graphic">
      <style:graphic-properties svg:stroke-color="#000000" draw:fill="none" draw:fill-color="#00ccff" draw:textarea-horizontal-align="justify" draw:textarea-vertical-align="middle" draw:auto-grow-height="false"/>
    </style:style>
    <style:style style:name="gr21" style:family="graphic" style:parent-style-name="standard">
      <style:graphic-properties svg:stroke-color="#66ffff" draw:marker-start="Arrow" draw:marker-start-width="0.3cm" draw:textarea-vertical-align="middle"/>
    </style:style>
    <style:style style:name="gr22" style:family="graphic" style:parent-style-name="standard">
      <style:graphic-properties svg:stroke-color="#9900ff" draw:marker-start="Arrow" draw:marker-start-width="0.3cm" draw:textarea-vertical-align="middle"/>
    </style:style>
    <style:style style:name="gr2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4" style:family="graphic" style:parent-style-name="objectwithoutfill">
      <style:graphic-properties svg:stroke-color="#000000" draw:marker-end="Arrow" draw:marker-end-width="0.3cm" draw:fill="none" draw:fill-color="#00ccff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635cm"/>
    </style:style>
    <style:style style:name="gr26" style:family="graphic" style:parent-style-name="objectwithoutfill">
      <style:graphic-properties svg:stroke-color="#9900ff" draw:marker-end="Arrow" draw:marker-end-width="0.3cm" draw:fill="none" draw:fill-color="#ffffff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5pt"/>
    </style:style>
    <style:style style:name="P8" style:family="paragraph">
      <style:paragraph-properties fo:text-align="center"/>
      <style:text-properties fo:font-size="15pt"/>
    </style:style>
    <style:style style:name="P9" style:family="paragraph">
      <style:paragraph-properties fo:text-align="center"/>
      <style:text-properties fo:font-size="16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3cm" svg:height="1.27cm" draw:transform="rotate (1.5707963267949) translate (7.35cm 16.209cm)">
          <text:p text:style-name="P1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9.89cm 16.199cm)">
          <text:p text:style-name="P1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12.43cm 16.209cm)">
          <text:p text:style-name="P1"><text:span text:style-name="T1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svg:x="7.35cm" svg:y="11.153cm">
          <text:p text:style-name="P1"><text:span text:style-name="T1">hash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6.35cm" draw:transform="rotate (1.5707963267949) translate (7.35cm 9.859cm)">
          <text:p text:style-name="P1"><text:span text:style-name="T1">internal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12cm" svg:height="14.351cm" svg:x="6.969cm" svg:y="2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75cm" svg:y1="13.699cm" svg:x2="7.75cm" svg:y2="12.429cm">
          <text:p/>
        </draw:line>
        <draw:line draw:style-name="gr4" draw:text-style-name="P1" draw:layer="layout" svg:x1="10.525cm" svg:y1="13.669cm" svg:x2="10.525cm" svg:y2="12.399cm">
          <text:p/>
        </draw:line>
        <draw:line draw:style-name="gr4" draw:text-style-name="P1" draw:layer="layout" svg:x1="12.684cm" svg:y1="13.7cm" svg:x2="12.684cm" svg:y2="12.43cm">
          <text:p/>
        </draw:line>
        <draw:line draw:style-name="gr4" draw:text-style-name="P1" draw:layer="layout" svg:x1="8.62cm" svg:y1="11.16cm" svg:x2="8.62cm" svg:y2="9.89cm">
          <text:p/>
        </draw:line>
        <draw:line draw:style-name="gr5" draw:text-style-name="P1" draw:layer="layout" svg:x1="13.319cm" svg:y1="12.43cm" svg:x2="13.319cm" svg:y2="13.7cm">
          <text:p/>
        </draw:line>
        <draw:frame draw:style-name="gr6" draw:text-style-name="P3" draw:layer="layout" svg:width="6.731cm" svg:height="1.139cm" svg:x="7.223cm" svg:y="2.397cm">
          <draw:text-box>
            <text:p><text:span text:style-name="T2">provider directory</text:span></text:p>
          </draw:text-box>
        </draw:frame>
        <draw:line draw:style-name="gr7" draw:text-style-name="P1" draw:layer="layout" svg:x1="12.43cm" svg:y1="9.89cm" svg:x2="12.43cm" svg:y2="11.16cm">
          <text:p/>
        </draw:line>
        <draw:line draw:style-name="gr5" draw:text-style-name="P1" draw:layer="layout" svg:x1="8.366cm" svg:y1="13.7cm" svg:x2="8.366cm" svg:y2="12.43cm">
          <text:p/>
        </draw:line>
      </draw:page>
      <draw:page draw:name="page2" draw:style-name="dp1" draw:master-page-name="Default">
        <draw:custom-shape draw:style-name="gr1" draw:text-style-name="P2" draw:layer="layout" svg:width="2.53cm" svg:height="1.27cm" draw:transform="rotate (1.5707963267949) translate (3.159cm 16.209cm)">
          <text:p text:style-name="P1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5.699cm 16.199cm)">
          <text:p text:style-name="P1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8.239cm 16.209cm)">
          <text:p text:style-name="P1"><text:span text:style-name="T1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svg:x="3.159cm" svg:y="11.153cm">
          <text:p text:style-name="P1"><text:span text:style-name="T1">hash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6.35cm" draw:transform="rotate (1.5707963267949) translate (3.159cm 9.859cm)">
          <text:p text:style-name="P1"><text:span text:style-name="T1">internal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12cm" svg:height="14.351cm" svg:x="2.778cm" svg:y="2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59cm" svg:y1="13.699cm" svg:x2="3.559cm" svg:y2="12.429cm">
          <text:p/>
        </draw:line>
        <draw:line draw:style-name="gr4" draw:text-style-name="P1" draw:layer="layout" svg:x1="6.334cm" svg:y1="13.669cm" svg:x2="6.334cm" svg:y2="12.399cm">
          <text:p/>
        </draw:line>
        <draw:line draw:style-name="gr4" draw:text-style-name="P1" draw:layer="layout" svg:x1="8.493cm" svg:y1="13.7cm" svg:x2="8.493cm" svg:y2="12.43cm">
          <text:p/>
        </draw:line>
        <draw:line draw:style-name="gr4" draw:text-style-name="P1" draw:layer="layout" svg:x1="4.429cm" svg:y1="11.16cm" svg:x2="4.429cm" svg:y2="9.89cm">
          <text:p/>
        </draw:line>
        <draw:line draw:style-name="gr5" draw:text-style-name="P1" draw:layer="layout" svg:x1="9.128cm" svg:y1="12.43cm" svg:x2="9.128cm" svg:y2="13.7cm">
          <text:p/>
        </draw:line>
        <draw:frame draw:style-name="gr6" draw:text-style-name="P3" draw:layer="layout" svg:width="6.731cm" svg:height="1.139cm" svg:x="3.032cm" svg:y="2.397cm">
          <draw:text-box>
            <text:p><text:span text:style-name="T2">customer directory</text:span></text:p>
          </draw:text-box>
        </draw:frame>
        <draw:line draw:style-name="gr7" draw:text-style-name="P1" draw:layer="layout" svg:x1="8.239cm" svg:y1="9.89cm" svg:x2="8.239cm" svg:y2="11.16cm">
          <text:p/>
        </draw:line>
        <draw:line draw:style-name="gr5" draw:text-style-name="P1" draw:layer="layout" svg:x1="4.175cm" svg:y1="13.7cm" svg:x2="4.175cm" svg:y2="12.43cm">
          <text:p/>
        </draw:line>
        <draw:custom-shape draw:style-name="gr3" draw:text-style-name="P1" draw:layer="layout" svg:width="3.683cm" svg:height="3.019cm" svg:x="6.715cm" svg:y="20.0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7cm" svg:x="7.604cm" svg:y="20.558cm">
          <text:p text:style-name="P1"><text:span text:style-name="T2">new info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08cm" svg:height="1.139cm" draw:transform="rotate (1.5707963267949) translate (6.719cm 22.622cm)">
          <draw:text-box>
            <text:p><text:span text:style-name="T1">admit</text:span></text:p>
          </draw:text-box>
        </draw:frame>
        <draw:custom-shape draw:style-name="gr3" draw:text-style-name="P1" draw:layer="layout" svg:width="3.693cm" svg:height="3.048cm" svg:x="10.598cm" svg:y="19.9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7cm" svg:x="11.541cm" svg:y="20.304cm">
          <text:p text:style-name="P4"><text:span text:style-name="T2">customer</text:span></text:p>
          <text:p text:style-name="P4"><text:span text:style-name="T2">found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108cm" svg:height="0.962cm" draw:transform="rotate (1.5707963267949) translate (10.608cm 22.72cm)">
          <draw:text-box>
            <text:p><text:span text:style-name="T1">ban</text:span></text:p>
          </draw:text-box>
        </draw:frame>
        <draw:line draw:style-name="gr9" draw:text-style-name="P1" draw:layer="layout" svg:x1="7.604cm" svg:y1="18.78cm" svg:x2="7.587cm" svg:y2="19.723cm">
          <text:p/>
        </draw:line>
        <draw:line draw:style-name="gr10" draw:text-style-name="P1" draw:layer="layout" svg:x1="8.239cm" svg:y1="18.78cm" svg:x2="8.239cm" svg:y2="19.542cm">
          <text:p/>
        </draw:line>
        <draw:line draw:style-name="gr11" draw:text-style-name="P1" draw:layer="layout" svg:x1="8.747cm" svg:y1="20.558cm" svg:x2="8.747cm" svg:y2="19.542cm">
          <text:p/>
        </draw:line>
        <draw:line draw:style-name="gr11" draw:text-style-name="P1" draw:layer="layout" svg:x1="8.239cm" svg:y1="19.542cm" svg:x2="8.747cm" svg:y2="19.542cm">
          <text:p/>
        </draw:line>
        <draw:line draw:style-name="gr12" draw:text-style-name="P1" draw:layer="layout" svg:x1="7.587cm" svg:y1="19.723cm" svg:x2="8.476cm" svg:y2="19.723cm">
          <text:p/>
        </draw:line>
        <draw:line draw:style-name="gr5" draw:text-style-name="P1" draw:layer="layout" svg:x1="13.319cm" svg:y1="18.78cm" svg:x2="13.319cm" svg:y2="20.304cm">
          <text:p/>
        </draw:line>
        <draw:line draw:style-name="gr4" draw:text-style-name="P1" draw:layer="layout" svg:x1="12.921cm" svg:y1="21.628cm" svg:x2="12.938cm" svg:y2="18.78cm">
          <text:p/>
        </draw:line>
        <draw:custom-shape draw:style-name="gr1" draw:text-style-name="P2" draw:layer="layout" svg:width="2.54cm" svg:height="1.27cm" svg:x="11.497cm" svg:y="21.628cm">
          <text:p text:style-name="P1"><text:span text:style-name="T1">ke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1.27cm" svg:x="6.715cm" svg:y="17.51cm">
          <text:p text:style-name="P1"><text:span text:style-name="T1">provider of interes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684cm" svg:y1="16.748cm" svg:x2="12.684cm" svg:y2="17.51cm">
          <text:p/>
        </draw:line>
        <draw:line draw:style-name="gr4" draw:text-style-name="P1" draw:layer="layout" svg:x1="16.621cm" svg:y1="16.875cm" svg:x2="16.621cm" svg:y2="16.24cm">
          <text:p/>
        </draw:line>
        <draw:custom-shape draw:style-name="gr3" draw:text-style-name="P1" draw:layer="layout" svg:width="8.001cm" svg:height="6.731cm" svg:x="6.588cm" svg:y="17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255cm" svg:height="0.886cm" svg:x="6.461cm" svg:y="22.971cm">
          <draw:text-box>
            <text:p text:style-name="P6"><text:span text:style-name="T3">app (provider menu-customer)</text:span></text:p>
          </draw:text-box>
        </draw:frame>
        <draw:custom-shape draw:style-name="gr1" draw:text-style-name="P2" draw:layer="layout" svg:width="2.53cm" svg:height="1.27cm" draw:transform="rotate (1.5707963267949) translate (10.779cm 16.209cm)">
          <text:p text:style-name="P1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13.319cm 16.199cm)">
          <text:p text:style-name="P1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3cm" svg:height="1.27cm" draw:transform="rotate (1.5707963267949) translate (15.859cm 16.24cm)">
          <text:p text:style-name="P1"><text:span text:style-name="T1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svg:x="10.779cm" svg:y="11.153cm">
          <text:p text:style-name="P1"><text:span text:style-name="T1">hash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6.35cm" draw:transform="rotate (1.5707963267949) translate (10.779cm 9.859cm)">
          <text:p text:style-name="P1"><text:span text:style-name="T1">internal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12cm" svg:height="14.351cm" svg:x="10.398cm" svg:y="2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179cm" svg:y1="13.699cm" svg:x2="11.179cm" svg:y2="12.429cm">
          <text:p/>
        </draw:line>
        <draw:line draw:style-name="gr4" draw:text-style-name="P1" draw:layer="layout" svg:x1="13.954cm" svg:y1="13.669cm" svg:x2="13.954cm" svg:y2="12.399cm">
          <text:p/>
        </draw:line>
        <draw:line draw:style-name="gr4" draw:text-style-name="P1" draw:layer="layout" svg:x1="16.113cm" svg:y1="13.7cm" svg:x2="16.113cm" svg:y2="12.43cm">
          <text:p/>
        </draw:line>
        <draw:line draw:style-name="gr4" draw:text-style-name="P1" draw:layer="layout" svg:x1="12.049cm" svg:y1="11.16cm" svg:x2="12.049cm" svg:y2="9.89cm">
          <text:p/>
        </draw:line>
        <draw:line draw:style-name="gr5" draw:text-style-name="P1" draw:layer="layout" svg:x1="16.748cm" svg:y1="12.43cm" svg:x2="16.748cm" svg:y2="13.7cm">
          <text:p/>
        </draw:line>
        <draw:frame draw:style-name="gr6" draw:text-style-name="P3" draw:layer="layout" svg:width="6.731cm" svg:height="1.139cm" svg:x="10.652cm" svg:y="2.397cm">
          <draw:text-box>
            <text:p><text:span text:style-name="T2">provider directory</text:span></text:p>
          </draw:text-box>
        </draw:frame>
        <draw:line draw:style-name="gr7" draw:text-style-name="P1" draw:layer="layout" svg:x1="15.859cm" svg:y1="9.89cm" svg:x2="15.859cm" svg:y2="11.16cm">
          <text:p/>
        </draw:line>
        <draw:line draw:style-name="gr5" draw:text-style-name="P1" draw:layer="layout" svg:x1="11.795cm" svg:y1="13.7cm" svg:x2="11.795cm" svg:y2="12.43cm">
          <text:p/>
        </draw:line>
        <draw:line draw:style-name="gr14" draw:text-style-name="P1" draw:layer="layout" svg:x1="16.24cm" svg:y1="16.24cm" svg:x2="16.24cm" svg:y2="16.748cm">
          <text:p/>
        </draw:line>
        <draw:line draw:style-name="gr14" draw:text-style-name="P1" draw:layer="layout" svg:x1="12.684cm" svg:y1="16.748cm" svg:x2="16.24cm" svg:y2="16.748cm">
          <text:p/>
        </draw:line>
        <draw:line draw:style-name="gr15" draw:text-style-name="P1" draw:layer="layout" svg:x1="16.621cm" svg:y1="16.875cm" svg:x2="13.065cm" svg:y2="16.875cm">
          <text:p/>
        </draw:line>
        <draw:line draw:style-name="gr15" draw:text-style-name="P1" draw:layer="layout" svg:x1="13.065cm" svg:y1="16.875cm" svg:x2="13.065cm" svg:y2="17.51cm">
          <text:p/>
        </draw:line>
        <draw:line draw:style-name="gr16" draw:text-style-name="P1" draw:layer="layout" svg:x1="8.493cm" svg:y1="20.558cm" svg:x2="8.493cm" svg:y2="16.24cm">
          <text:p/>
        </draw:line>
        <draw:line draw:style-name="gr17" draw:text-style-name="P1" draw:layer="layout" svg:x1="9.128cm" svg:y1="16.24cm" svg:x2="9.128cm" svg:y2="20.558cm">
          <text:p/>
        </draw:line>
        <draw:line draw:style-name="gr17" draw:text-style-name="P1" draw:layer="layout" svg:x1="12.176cm" svg:y1="19.288cm" svg:x2="12.176cm" svg:y2="20.304cm">
          <text:p/>
        </draw:line>
        <draw:line draw:style-name="gr14" draw:text-style-name="P1" draw:layer="layout" svg:x1="12.176cm" svg:y1="19.288cm" svg:x2="9.128cm" svg:y2="19.288cm">
          <text:p/>
        </draw:line>
      </draw:page>
      <draw:page draw:name="page3" draw:style-name="dp1" draw:master-page-name="Default">
        <draw:custom-shape draw:style-name="gr18" draw:text-style-name="P2" draw:layer="Layout" svg:width="2.53cm" svg:height="1.27cm" draw:transform="rotate (1.5707963267949) translate (3.943cm 16.253cm)">
          <text:p text:style-name="P2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3cm" svg:height="1.27cm" draw:transform="rotate (1.5707963267949) translate (6.483cm 16.243cm)">
          <text:p text:style-name="P2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3cm" svg:height="1.27cm" draw:transform="rotate (1.5707963267949) translate (9.023cm 16.253cm)">
          <text:p text:style-name="P2"><text:span text:style-name="T1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6.35cm" svg:height="1.27cm" svg:x="3.943cm" svg:y="11.197cm">
          <text:p text:style-name="P2"><text:span text:style-name="T1">hash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6.35cm" svg:height="6.35cm" draw:transform="rotate (1.5707963267949) translate (3.943cm 9.903cm)">
          <text:p text:style-name="P2"><text:span text:style-name="T1">internal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7.112cm" svg:height="14.351cm" svg:x="3.562cm" svg:y="2.31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343cm" svg:y1="13.743cm" svg:x2="4.343cm" svg:y2="12.473cm">
          <text:p/>
        </draw:line>
        <draw:line draw:style-name="gr4" draw:text-style-name="P1" draw:layer="layout" svg:x1="7.118cm" svg:y1="13.713cm" svg:x2="7.118cm" svg:y2="12.443cm">
          <text:p/>
        </draw:line>
        <draw:line draw:style-name="gr4" draw:text-style-name="P1" draw:layer="layout" svg:x1="9.277cm" svg:y1="13.744cm" svg:x2="9.277cm" svg:y2="12.474cm">
          <text:p/>
        </draw:line>
        <draw:line draw:style-name="gr4" draw:text-style-name="P1" draw:layer="layout" svg:x1="5.213cm" svg:y1="11.204cm" svg:x2="5.213cm" svg:y2="9.934cm">
          <text:p/>
        </draw:line>
        <draw:line draw:style-name="gr5" draw:text-style-name="P1" draw:layer="layout" svg:x1="9.912cm" svg:y1="12.474cm" svg:x2="9.912cm" svg:y2="13.744cm">
          <text:p/>
        </draw:line>
        <draw:frame draw:style-name="gr6" draw:text-style-name="P3" draw:layer="layout" svg:width="6.731cm" svg:height="1.139cm" svg:x="3.816cm" svg:y="2.441cm">
          <draw:text-box>
            <text:p text:style-name="P7"><text:span text:style-name="T2">provider directory</text:span></text:p>
          </draw:text-box>
        </draw:frame>
        <draw:line draw:style-name="gr7" draw:text-style-name="P1" draw:layer="layout" svg:x1="9.023cm" svg:y1="9.934cm" svg:x2="9.023cm" svg:y2="11.204cm">
          <text:p/>
        </draw:line>
        <draw:line draw:style-name="gr5" draw:text-style-name="P1" draw:layer="layout" svg:x1="4.959cm" svg:y1="13.744cm" svg:x2="4.959cm" svg:y2="12.474cm">
          <text:p/>
        </draw:line>
        <draw:custom-shape draw:style-name="gr20" draw:text-style-name="P1" draw:layer="Layout" svg:width="3.683cm" svg:height="3.019cm" svg:x="6.765cm" svg:y="19.9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54cm" svg:height="1.27cm" svg:x="7.654cm" svg:y="20.453cm">
          <text:p text:style-name="P8"><text:span text:style-name="T2">new info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108cm" svg:height="1.139cm" draw:transform="rotate (1.5707963267949) translate (6.769cm 22.59cm)">
          <draw:text-box>
            <text:p text:style-name="P5"><text:span text:style-name="T1">start</text:span></text:p>
          </draw:text-box>
        </draw:frame>
        <draw:custom-shape draw:style-name="gr20" draw:text-style-name="P1" draw:layer="Layout" svg:width="3.693cm" svg:height="3.048cm" svg:x="10.648cm" svg:y="19.9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54cm" svg:height="1.27cm" svg:x="11.547cm" svg:y="20.199cm">
          <text:p text:style-name="P4"><text:span text:style-name="T2">found</text:span></text:p>
          <text:p text:style-name="P4"><text:span text:style-name="T2">service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108cm" svg:height="0.962cm" draw:transform="rotate (1.5707963267949) translate (10.658cm 22.688cm)">
          <draw:text-box>
            <text:p text:style-name="P5"><text:span text:style-name="T1">stop</text:span></text:p>
          </draw:text-box>
        </draw:frame>
        <draw:line draw:style-name="gr9" draw:text-style-name="P1" draw:layer="layout" svg:x1="7.604cm" svg:y1="18.78cm" svg:x2="7.604cm" svg:y2="19.796cm">
          <text:p/>
        </draw:line>
        <draw:line draw:style-name="gr10" draw:text-style-name="P1" draw:layer="layout" svg:x1="8.239cm" svg:y1="18.78cm" svg:x2="8.239cm" svg:y2="19.542cm">
          <text:p/>
        </draw:line>
        <draw:line draw:style-name="gr11" draw:text-style-name="P1" draw:layer="layout" svg:x1="9.746cm" svg:y1="20.485cm" svg:x2="9.763cm" svg:y2="19.542cm">
          <text:p/>
        </draw:line>
        <draw:line draw:style-name="gr12" draw:text-style-name="P1" draw:layer="layout" svg:x1="8.476cm" svg:y1="20.485cm" svg:x2="8.493cm" svg:y2="19.796cm">
          <text:p/>
        </draw:line>
        <draw:line draw:style-name="gr11" draw:text-style-name="P1" draw:layer="layout" svg:x1="8.239cm" svg:y1="19.542cm" svg:x2="11.795cm" svg:y2="19.542cm">
          <text:p/>
        </draw:line>
        <draw:line draw:style-name="gr12" draw:text-style-name="P1" draw:layer="layout" svg:x1="7.604cm" svg:y1="19.796cm" svg:x2="12.303cm" svg:y2="19.796cm">
          <text:p/>
        </draw:line>
        <draw:line draw:style-name="gr5" draw:text-style-name="P1" draw:layer="layout" svg:x1="13.319cm" svg:y1="18.78cm" svg:x2="13.302cm" svg:y2="20.231cm">
          <text:p/>
        </draw:line>
        <draw:line draw:style-name="gr4" draw:text-style-name="P1" draw:layer="layout" svg:x1="12.921cm" svg:y1="21.628cm" svg:x2="12.938cm" svg:y2="18.78cm">
          <text:p/>
        </draw:line>
        <draw:custom-shape draw:style-name="gr18" draw:text-style-name="P2" draw:layer="Layout" svg:width="2.54cm" svg:height="1.27cm" svg:x="11.547cm" svg:y="21.596cm">
          <text:p text:style-name="P2"><text:span text:style-name="T1">key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1.27cm" svg:x="6.842cm" svg:y="17.51cm">
          <text:p text:style-name="P9"><text:span text:style-name="T1">provider of inte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9.89cm" svg:y1="16.24cm" svg:x2="9.89cm" svg:y2="17.51cm">
          <text:p/>
        </draw:line>
        <draw:line draw:style-name="gr4" draw:text-style-name="P1" draw:layer="layout" svg:x1="9.509cm" svg:y1="17.51cm" svg:x2="9.509cm" svg:y2="16.24cm">
          <text:p/>
        </draw:line>
        <draw:custom-shape draw:style-name="gr20" draw:text-style-name="P1" draw:layer="Layout" svg:width="8.001cm" svg:height="6.731cm" svg:x="6.588cm" svg:y="17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255cm" svg:height="0.886cm" svg:x="6.588cm" svg:y="22.971cm">
          <draw:text-box>
            <text:p text:style-name="P6"><text:span text:style-name="T3">app (provider menu-service)</text:span></text:p>
          </draw:text-box>
        </draw:frame>
        <draw:custom-shape draw:style-name="gr18" draw:text-style-name="P2" draw:layer="Layout" svg:width="2.53cm" svg:height="1.27cm" draw:transform="rotate (1.5707963267949) translate (11.519cm 16.253cm)">
          <text:p text:style-name="P2"><text:span text:style-name="T1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3cm" svg:height="1.27cm" draw:transform="rotate (1.5707963267949) translate (14.059cm 16.243cm)">
          <text:p text:style-name="P2"><text:span text:style-name="T1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3cm" svg:height="1.27cm" draw:transform="rotate (1.5707963267949) translate (16.599cm 16.253cm)">
          <text:p text:style-name="P2"><text:span text:style-name="T1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6.35cm" svg:height="1.27cm" svg:x="11.519cm" svg:y="11.197cm">
          <text:p text:style-name="P2"><text:span text:style-name="T1">hash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6.35cm" svg:height="6.35cm" draw:transform="rotate (1.5707963267949) translate (11.519cm 9.903cm)">
          <text:p text:style-name="P2"><text:span text:style-name="T1">internal 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7.112cm" svg:height="14.351cm" svg:x="11.138cm" svg:y="2.31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919cm" svg:y1="13.743cm" svg:x2="11.919cm" svg:y2="12.473cm">
          <text:p/>
        </draw:line>
        <draw:line draw:style-name="gr4" draw:text-style-name="P1" draw:layer="layout" svg:x1="14.694cm" svg:y1="13.713cm" svg:x2="14.694cm" svg:y2="12.443cm">
          <text:p/>
        </draw:line>
        <draw:line draw:style-name="gr4" draw:text-style-name="P1" draw:layer="layout" svg:x1="16.853cm" svg:y1="13.744cm" svg:x2="16.853cm" svg:y2="12.474cm">
          <text:p/>
        </draw:line>
        <draw:line draw:style-name="gr4" draw:text-style-name="P1" draw:layer="layout" svg:x1="12.789cm" svg:y1="11.204cm" svg:x2="12.789cm" svg:y2="9.934cm">
          <text:p/>
        </draw:line>
        <draw:line draw:style-name="gr5" draw:text-style-name="P1" draw:layer="layout" svg:x1="17.488cm" svg:y1="12.474cm" svg:x2="17.488cm" svg:y2="13.744cm">
          <text:p/>
        </draw:line>
        <draw:frame draw:style-name="gr6" draw:text-style-name="P3" draw:layer="layout" svg:width="6.731cm" svg:height="1.139cm" svg:x="11.392cm" svg:y="2.441cm">
          <draw:text-box>
            <text:p text:style-name="P7"><text:span text:style-name="T2">service directory</text:span></text:p>
          </draw:text-box>
        </draw:frame>
        <draw:line draw:style-name="gr7" draw:text-style-name="P1" draw:layer="layout" svg:x1="16.599cm" svg:y1="9.934cm" svg:x2="16.599cm" svg:y2="11.204cm">
          <text:p/>
        </draw:line>
        <draw:line draw:style-name="gr5" draw:text-style-name="P1" draw:layer="layout" svg:x1="12.535cm" svg:y1="13.744cm" svg:x2="12.535cm" svg:y2="12.474cm">
          <text:p/>
        </draw:line>
        <draw:line draw:style-name="gr21" draw:text-style-name="P1" draw:layer="layout" svg:x1="11.795cm" svg:y1="16.24cm" svg:x2="11.795cm" svg:y2="19.542cm">
          <text:p/>
        </draw:line>
        <draw:line draw:style-name="gr22" draw:text-style-name="P1" draw:layer="layout" svg:x1="12.303cm" svg:y1="16.24cm" svg:x2="12.303cm" svg:y2="19.796cm">
          <text:p/>
        </draw:line>
        <draw:line draw:style-name="gr22" draw:text-style-name="P1" draw:layer="layout" svg:x1="14.335cm" svg:y1="16.24cm" svg:x2="14.335cm" svg:y2="19.542cm">
          <text:p/>
        </draw:line>
        <draw:line draw:style-name="gr15" draw:text-style-name="P1" draw:layer="layout" svg:x1="12.938cm" svg:y1="19.542cm" svg:x2="14.335cm" svg:y2="19.542cm">
          <text:p/>
        </draw:line>
      </draw:page>
      <draw:page draw:name="page4" draw:style-name="dp1" draw:master-page-name="Default">
        <draw:custom-shape draw:style-name="gr2" draw:text-style-name="P10" draw:layer="layout" svg:width="2.54cm" svg:height="1.27cm" svg:x="7.35cm" svg:y="3.54cm">
          <text:p text:style-name="P1"><text:span text:style-name="T3">provider</text:span></text:p>
          <text:p text:style-name="P1"><text:span text:style-name="T3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4cm" svg:height="1.27cm" svg:x="11.16cm" svg:y="3.54cm">
          <text:p text:style-name="P1"><text:span text:style-name="T3">provider</text:span></text:p>
          <text:p text:style-name="P1"><text:span text:style-name="T3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4cm" svg:height="1.27cm" svg:x="14.97cm" svg:y="3.54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1.27cm" draw:transform="rotate (1.5707963267949) translate (4.81cm 13.7cm)">
          <text:p text:style-name="P1"><text:span text:style-name="T1">array of node poin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4cm" svg:height="1.27cm" svg:x="11.16cm" svg:y="11.16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6.08cm" svg:y1="4.175cm" svg:x2="7.35cm" svg:y2="4.175cm">
          <text:p/>
        </draw:line>
        <draw:line draw:style-name="gr23" draw:text-style-name="P1" draw:layer="layout" svg:x1="9.907cm" svg:y1="4.098cm" svg:x2="11.177cm" svg:y2="4.098cm">
          <text:p/>
        </draw:line>
        <draw:line draw:style-name="gr23" draw:text-style-name="P1" draw:layer="layout" svg:x1="13.7cm" svg:y1="4.048cm" svg:x2="14.97cm" svg:y2="4.048cm">
          <text:p/>
        </draw:line>
        <draw:line draw:style-name="gr23" draw:text-style-name="P1" draw:layer="layout" svg:x1="9.89cm" svg:y1="11.795cm" svg:x2="11.16cm" svg:y2="11.795cm">
          <text:p/>
        </draw:line>
        <draw:custom-shape draw:style-name="gr2" draw:text-style-name="P2" draw:layer="layout" svg:width="12.7cm" svg:height="1.27cm" svg:x="4.81cm" svg:y="14.97cm">
          <text:p text:style-name="P1"><text:span text:style-name="T1">hash function &amp; 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4cm" svg:height="1.27cm" svg:x="7.35cm" svg:y="11.16cm">
          <text:p text:style-name="P1"><text:span text:style-name="T3">…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6.08cm" svg:y1="11.795cm" svg:x2="7.35cm" svg:y2="11.795cm">
          <text:p/>
        </draw:line>
        <draw:custom-shape draw:style-name="gr2" draw:text-style-name="P11" draw:layer="layout" svg:width="2.54cm" svg:height="1.27cm" svg:x="7.35cm" svg:y="5.191cm">
          <text:p text:style-name="P1"><text:span text:style-name="T4">basic service</text:span></text:p>
          <text:p text:style-name="P1"><text:span text:style-name="T4">node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8.642cm" svg:y1="5.108cm" svg:x2="8.642cm" svg:y2="5.235cm">
          <text:p/>
        </draw:line>
        <draw:custom-shape draw:style-name="gr2" draw:text-style-name="P11" draw:layer="layout" svg:width="2.54cm" svg:height="1.27cm" svg:x="7.35cm" svg:y="6.842cm">
          <text:p text:style-name="P1"><text:span text:style-name="T4">basic service</text:span></text:p>
          <text:p text:style-name="P1"><text:span text:style-name="T4">node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8.642cm" svg:y1="6.759cm" svg:x2="8.642cm" svg:y2="6.886cm">
          <text:p/>
        </draw:line>
        <draw:custom-shape draw:style-name="gr2" draw:text-style-name="P11" draw:layer="layout" svg:width="2.54cm" svg:height="1.27cm" svg:x="7.35cm" svg:y="8.449cm">
          <text:p text:style-name="P1"><text:span text:style-name="T4">...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8.642cm" svg:y1="8.366cm" svg:x2="8.642cm" svg:y2="8.493cm">
          <text:p/>
        </draw:line>
        <draw:custom-shape draw:style-name="gr2" draw:text-style-name="P11" draw:layer="layout" svg:width="2.54cm" svg:height="1.27cm" svg:x="10.525cm" svg:y="6.842cm">
          <text:p text:style-name="P1"><text:span text:style-name="T4">basic</text:span></text:p>
          <text:p text:style-name="P1"><text:span text:style-name="T4">customer</text:span></text:p>
          <text:p text:style-name="P1"><text:span text:style-name="T4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2.54cm" svg:height="1.27cm" svg:x="13.7cm" svg:y="6.842cm">
          <text:p text:style-name="P1"><text:span text:style-name="T4">basic</text:span></text:p>
          <text:p text:style-name="P1"><text:span text:style-name="T4">customer</text:span></text:p>
          <text:p text:style-name="P1"><text:span text:style-name="T4">node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9.89cm" svg:y1="7.477cm" svg:x2="10.525cm" svg:y2="7.477cm">
          <text:p/>
        </draw:line>
        <draw:line draw:style-name="gr24" draw:text-style-name="P1" draw:layer="layout" svg:x1="13.065cm" svg:y1="7.477cm" svg:x2="13.7cm" svg:y2="7.477cm">
          <text:p/>
        </draw:line>
        <draw:custom-shape draw:style-name="gr3" draw:text-style-name="P1" draw:layer="layout" svg:width="13.97cm" svg:height="14.478cm" svg:x="4.175cm" svg:y="2.27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6.35cm" svg:height="0.962cm" svg:x="7.731cm" svg:y="2.397cm">
          <draw:text-box>
            <text:p><text:span text:style-name="T1">provider directory</text:span></text:p>
          </draw:text-box>
        </draw:frame>
        <draw:custom-shape draw:style-name="gr1" draw:text-style-name="P2" draw:layer="layout" svg:width="7.62cm" svg:height="1.27cm" svg:x="7.35cm" svg:y="17.5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5.699cm" svg:y1="14.948cm" svg:x2="5.699cm" svg:y2="13.678cm">
          <text:p/>
        </draw:line>
        <draw:line draw:style-name="gr7" draw:text-style-name="P1" draw:layer="layout" svg:x1="5.164cm" svg:y1="13.7cm" svg:x2="5.164cm" svg:y2="14.97cm">
          <text:p/>
        </draw:line>
        <draw:line draw:style-name="gr4" draw:text-style-name="P1" draw:layer="layout" svg:x1="11.033cm" svg:y1="17.51cm" svg:x2="11.033cm" svg:y2="16.24cm">
          <text:p/>
        </draw:line>
        <draw:custom-shape draw:style-name="gr3" draw:text-style-name="P1" draw:layer="layout" svg:width="13.335cm" svg:height="10.795cm" svg:x="4.429cm" svg:y="3.286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4.953cm" svg:height="0.886cm" svg:x="8.62cm" svg:y="12.815cm">
          <draw:text-box>
            <text:p><text:span text:style-name="T3">internal structure</text:span></text:p>
          </draw:text-box>
        </draw:frame>
        <draw:line draw:style-name="gr7" draw:text-style-name="P1" draw:layer="layout" svg:x1="11.795cm" svg:y1="16.24cm" svg:x2="11.795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8T18:47:24.001762740</meta:creation-date>
    <dc:date>2016-05-08T22:31:46.318441419</dc:date>
    <meta:editing-duration>PT1M34S</meta:editing-duration>
    <meta:editing-cycles>3</meta:editing-cycles>
    <meta:generator>LibreOffice/4.2.8.2$Linux_X86_64 LibreOffice_project/420m0$Build-2</meta:generator>
    <meta:document-statistic meta:object-count="152"/>
  </office:meta>
</office:document-meta>
</file>